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a8b" officeooo:paragraph-rsid="001d0a8b"/>
    </style:style>
    <style:style style:name="P2" style:family="paragraph" style:parent-style-name="Footnote">
      <style:text-properties officeooo:rsid="001d0a8b" officeooo:paragraph-rsid="001d0a8b"/>
    </style:style>
    <style:style style:name="P3" style:family="paragraph" style:parent-style-name="Standard" style:list-style-name="L1">
      <loext:graphic-properties draw:fill="solid" draw:fill-color="#eeeeee"/>
      <style:paragraph-properties fo:background-color="#eeeeee"/>
      <style:text-properties officeooo:rsid="001d0a8b" officeooo:paragraph-rsid="001d0a8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00a8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73140085" text:style-name="L1">
        <text:list-item>
          <text:p text:style-name="P3">Footnote<text:span text:style-name="T4"><text:note text:id="ftn1" text:note-class="footnote"><text:note-citation>1</text:note-citation><text:note-body><text:p text:style-name="P2">Works in docx, but not in rtf</text:p></text:note-body></text:note></text:span> test</text:p>
        </text:list-item>
      </text:list>
      <text:p text:style-name="P1"/>
      <text:p text:style-name="P1"/>
      <text:p text:style-name="P1">Apparently in RTF, the numbering format is retained in future paragraph's if the footnote "inherits" the paragraph proper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9:53:02.357565644</meta:creation-date>
    <dc:date>2017-07-10T14:32:02.141157714</dc:date>
    <meta:editing-duration>PT4M40S</meta:editing-duration>
    <meta:editing-cycles>2</meta:editing-cycles>
    <meta:generator>LibreOffice/5.3.3.2$Linux_X86_64 LibreOffice_project/30m0$Build-2</meta:generator>
    <meta:document-statistic meta:table-count="0" meta:image-count="0" meta:object-count="0" meta:page-count="1" meta:paragraph-count="3" meta:word-count="28" meta:character-count="171" meta:non-whitespace-character-count="147"/>
  </office:meta>
</office:document-meta>
</file>